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Heading_20_1" style:list-style-name="WWNum2"/>
    <style:style style:name="P2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Desarrollo Web en Entorno Cliente</text:span><text:span text:style-name="T2"><text:line-break/></text:span><text:span text:style-name="T3">UD 12. Bibliotecas útiles de Javascript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Diciembre 2020</text:span></text:p>
      <text:p text:style-name="P6"/>
      <text:p text:style-name="P9"><text:span text:style-name="T12">Licencia</text:span></text:p>
      <text:p text:style-name="P11"/>
      <text:p text:style-name="P10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3"><text:span text:style-name="T7">Nomenclatura</text:span></text:p>
      <text:p text:style-name="P13"><text:span text:style-name="T8">A lo largo de este tema se utilizarán distintos símbolos para distinguir elementos importantes dentro del contenido. Estos símbolos son:</text:span></text:p>
      <text:p text:style-name="P14"/>
      <text:p text:style-name="P15"><text:span text:style-name="T16">📖 </text:span><text:span text:style-name="T9">Importante</text:span></text:p>
      <text:p text:style-name="P16"/>
      <text:p text:style-name="P15"><text:span text:style-name="T17">❕</text:span><text:span text:style-name="T10"> </text:span><text:span text:style-name="T9">Atención</text:span></text:p>
      <text:p text:style-name="P16"/>
      <text:p text:style-name="P15"><text:span text:style-name="T11">💬</text:span><text:span text:style-name="T9"> Interesante</text:span></text:p>
      <text:p text:style-name="P25"/>
      <text:p text:style-name="P17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span text:style-name="T19">1</text:span><text:span text:style-name="T20">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8"><text:span text:style-name="T15">2. </text:span><text:a xlink:type="simple" xlink:href="#_38awkmbxrd5h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21"><text:span text:style-name="T21">UD</text:span><text:span text:style-name="T22">12</text:span><text:span text:style-name="T23">. </text:span><text:span text:style-name="T22">Bibliotecas útiles de Javascript - Actividades 01</text:span></text:p>
      <text:p text:style-name="P22"><text:span text:style-name="T16">📖 </text:span><text:span text:style-name="T26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2"><text:span text:style-name="T16">📖 </text:span><text:span text:style-name="T26">Importante 2: </text:span>si en programación algo no sale a la primera... es totalmente normal. Es parte del aprendizaje. ¿Cómo crees que aprendieron los mejores programadores?</text:p>
      <text:list xml:id="list843156146" text:style-name="WWNum2">
        <text:list-item>
          <text:p text:style-name="P24"><text:bookmark text:name="_4owcmsjlyn6b"/>Actividad 1</text:p>
        </text:list-item>
      </text:list>
      <text:p text:style-name="P5">Prueba y entiende todos los ejemplos planteados. Si tienes dudas utiliza el foro.</text:p>
      <text:p text:style-name="P5">Extra: con lo aprendido, si te atreves, realiza al menos un ejemplo propio tuyo de las bibliotecas que te parezcan más interesantes. ¡Comparte tus nuevos ejemplos en el foro!</text:p>
      <text:p text:style-name="P5"/>
      <text:list xml:id="list114225581476708" text:continue-numbering="true" text:style-name="WWNum2">
        <text:list-item>
          <text:p text:style-name="P24"><text:bookmark text:name="_38awkmbxrd5h"/>Autores (en orden alfabético)</text:p>
        </text:list-item>
      </text:list>
      <text:p text:style-name="P5">A continuación ofrecemos en orden alfabético el listado de autores que han hecho aportaciones a este documento:</text:p>
      <text:list xml:id="list1674806419" text:style-name="WWNum1">
        <text:list-item>
          <text:p text:style-name="P23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12. Bibliotecas útiles de Javascript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2 - Página</text:span><text:span text:style-name="MT1">.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4" meta:word-count="267" meta:character-count="1661" meta:non-whitespace-character-count="1416"/>
    <meta:generator>LibreOfficeDev/6.0.5.2$Linux_X86_64 LibreOffice_project/</meta:generator>
  </office:meta>
</office:document-meta>
</file>